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5cm" fo:min-width="21.5cm" loext:decorative="false"/>
    </style:style>
    <style:style style:name="gr2" style:family="graphic" style:parent-style-name="standard">
      <style:graphic-properties draw:fill-color="#650953" draw:textarea-horizontal-align="justify" draw:textarea-vertical-align="middle" draw:auto-grow-height="false" fo:min-height="3.249cm" fo:min-width="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6.24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edce6" draw:textarea-horizontal-align="justify" draw:textarea-vertical-align="middle" draw:auto-grow-height="false" fo:min-height="2.499cm" fo:min-width="6.249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2.499cm" fo:min-width="6.249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4.499cm" fo:min-width="6.249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a7074b" draw:textarea-horizontal-align="justify" draw:textarea-vertical-align="middle" draw:auto-grow-height="false" fo:min-height="8.5cm" fo:min-width="13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127622" draw:textarea-horizontal-align="justify" draw:textarea-vertical-align="middle" draw:auto-grow-height="false" fo:min-height="3.25cm" fo:min-width="4.75cm" style:writing-mode="lr-tb" loext:decorative="false"/>
      <style:paragraph-properties style:writing-mode="lr-tb"/>
    </style:style>
    <style:style style:name="gr9" style:family="graphic" style:parent-style-name="Arrow_20_Line" style:list-style-name="L1">
      <style:graphic-properties svg:stroke-width="0.159cm" svg:stroke-color="#ffffff" draw:marker-start-width="0.438cm" draw:marker-end-width="0.438cm" draw:opacity="100%" draw:textarea-vertical-align="middle" loext:decorative="false"/>
      <style:paragraph-properties style:writing-mode="lr-tb"/>
    </style:style>
    <style:style style:name="gr10" style:family="graphic" style:parent-style-name="Arrow_20_Line" style:list-style-name="L1">
      <style:graphic-properties svg:stroke-width="0.159cm" svg:stroke-color="#ffffff" draw:marker-start-width="0.438cm" draw:marker-end-width="0.438cm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opacity="0%" fo:min-height="0cm" fo:min-width="0cm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50953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edce6"/>
      <style:paragraph-properties fo:text-align="center" style:writing-mode="lr-tb"/>
    </style:style>
    <style:style style:name="P6" style:family="paragraph">
      <loext:graphic-properties draw:fill-color="#b3cac7"/>
      <style:paragraph-properties fo:text-align="center" style:writing-mode="lr-tb"/>
    </style:style>
    <style:style style:name="P7" style:family="paragraph">
      <loext:graphic-properties draw:fill-color="#ff0000"/>
      <style:paragraph-properties fo:text-align="center" style:writing-mode="lr-tb"/>
    </style:style>
    <style:style style:name="P8" style:family="paragraph">
      <loext:graphic-properties draw:fill-color="#a7074b"/>
      <style:paragraph-properties fo:text-align="center" style:writing-mode="lr-tb"/>
    </style:style>
    <style:style style:name="P9" style:family="paragraph">
      <loext:graphic-properties draw:fill-color="#127622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background-color="#ffffff"/>
    </style:style>
    <style:style style:name="P14" style:family="paragraph">
      <loext:graphic-properties draw:fill-color="#ffffff" draw:opacity="0%"/>
      <style:paragraph-properties style:writing-mode="lr-tb"/>
      <style:text-properties fo:background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11111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cm" svg:height="13.75cm" svg:x="4.2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3.499cm" svg:x="4.77cm" svg:y="4.251cm">
          <text:p text:style-name="P2">User Prof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749cm" svg:height="2.75cm" draw:transform="skewX (0.0204203522483337) translate (18.926cm 4.25cm)">
          <text:p text:style-name="P2">Weak Passwor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749cm" svg:height="2.749cm" draw:transform="skewX (0.0204203522483337) translate (18.853cm 6.225cm)">
          <text:p text:style-name="P2">Pass 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749cm" svg:height="2.749cm" draw:transform="skewX (0.0204203522483337) translate (18.771cm 8.751cm)">
          <text:p text:style-name="P2">Pass 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749cm" svg:height="4.749cm" draw:transform="skewX (0.0204203522483337) translate (18.771cm 11cm)">
          <text:p text:style-name="P2">Pass 3<text:line-break/>and many as password is consider weak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3.5cm" svg:height="8.75cm" svg:x="4.77cm" svg:y="8.25cm">
          <text:p text:style-name="P2">Email Breach Report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25cm" svg:height="3.5cm" svg:x="13.02cm" svg:y="4.25cm">
          <text:p text:style-name="P2">Total Password Count limit bar</text:p>
          <draw:enhanced-geometry svg:viewBox="0 0 21600 21600" draw:type="rectangle" draw:enhanced-path="M 0 0 L 21600 0 21600 21600 0 21600 0 0 Z N"/>
        </draw:custom-shape>
        <draw:measure draw:style-name="gr9" draw:text-style-name="P11" draw:layer="layout" svg:x1="4.27cm" svg:y1="3.074cm" svg:x2="18.52cm" svg:y2="3.074cm">
          <text:p text:style-name="P10"><text:span text:style-name="T1">2</text:span></text:p>
        </draw:measure>
        <draw:measure draw:style-name="gr10" draw:text-style-name="P12" draw:layer="measurelines" svg:x1="18.77cm" svg:y1="3.1cm" svg:x2="26.27cm" svg:y2="3.1cm">
          <text:p text:style-name="P10"><text:span text:style-name="T1">1</text:span></text:p>
        </draw:measure>
        <draw:custom-shape draw:style-name="gr11" draw:text-style-name="P14" draw:layer="layout" svg:width="7.75cm" svg:height="0.962cm" svg:x="1.77cm" svg:y="0.5cm">
          <text:p text:style-name="P13"><text:span text:style-name="T2">DashBoar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2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21:41:10.892997916</meta:creation-date>
    <dc:date>2025-05-04T17:34:56.619830876</dc:date>
    <meta:editing-duration>PT8M29S</meta:editing-duration>
    <meta:editing-cycles>5</meta:editing-cycles>
    <meta:generator>LibreOffice/25.2.2.2$Linux_X86_64 LibreOffice_project/520$Build-2</meta:generator>
    <meta:document-statistic meta:object-count="11"/>
  </office:meta>
</office:document-meta>
</file>